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center" style:justify-single-word="false"/>
    </style:style>
    <style:style style:name="P3" style:family="paragraph" style:parent-style-name="Text_20_body" style:list-style-name="L2">
      <style:paragraph-properties fo:line-height="200%"/>
    </style:style>
    <style:style style:name="P4" style:family="paragraph" style:parent-style-name="Text_20_body" style:list-style-name="L1">
      <style:paragraph-properties fo:line-height="200%"/>
    </style:style>
    <style:style style:name="P5" style:family="paragraph" style:parent-style-name="Text_20_body">
      <style:paragraph-properties fo:line-height="200%" fo:text-align="start" style:justify-single-word="false"/>
    </style:style>
    <style:style style:name="P6" style:family="paragraph" style:parent-style-name="Text_20_body" style:list-style-name="L5">
      <style:paragraph-properties fo:line-height="200%" fo:text-align="start" style:justify-single-word="false"/>
    </style:style>
    <style:style style:name="P7" style:family="paragraph" style:parent-style-name="Text_20_body">
      <style:paragraph-properties fo:line-height="200%"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Text_20_body">
      <style:paragraph-properties fo:line-height="200%" fo:text-align="start" style:justify-single-word="false"/>
      <style:text-properties fo:font-size="14pt" fo:font-weight="bold" style:font-size-asian="14pt" style:font-weight-asian="bold" style:font-size-complex="14pt" style:font-weight-complex="bold"/>
    </style:style>
    <style:style style:name="P9" style:family="paragraph" style:parent-style-name="Text_20_body" style:list-style-name="L3" style:master-page-name="">
      <style:paragraph-properties fo:margin-left="0in" fo:margin-right="0in" fo:margin-top="0in" fo:margin-bottom="0.0835in" fo:line-height="200%" fo:text-indent="0.5091in" style:auto-text-indent="false" style:page-number="auto">
        <style:tab-stops>
          <style:tab-stop style:position="0.4728in"/>
        </style:tab-stops>
      </style:paragraph-properties>
    </style:style>
    <style:style style:name="P10" style:family="paragraph" style:parent-style-name="Text_20_body" style:list-style-name="L3">
      <style:paragraph-properties fo:margin-left="0in" fo:margin-right="0in" fo:margin-top="0in" fo:margin-bottom="0.0835in" fo:line-height="200%" fo:text-indent="0.5091in" style:auto-text-indent="false">
        <style:tab-stops>
          <style:tab-stop style:position="0.4728in"/>
        </style:tab-stops>
      </style:paragraph-properties>
    </style:style>
    <style:style style:name="P11" style:family="paragraph" style:parent-style-name="Text_20_body" style:master-page-name="">
      <style:paragraph-properties fo:margin-left="0in" fo:margin-right="0in" fo:margin-top="0in" fo:margin-bottom="0.0835in" fo:line-height="200%" fo:text-indent="0.5453in" style:auto-text-indent="false" style:page-number="auto">
        <style:tab-stops>
          <style:tab-stop style:position="0.7091in"/>
          <style:tab-stop style:position="0.9909in"/>
        </style:tab-stops>
      </style:paragraph-properties>
    </style:style>
    <style:style style:name="P12" style:family="paragraph" style:parent-style-name="Text_20_body">
      <style:paragraph-properties fo:margin-left="0in" fo:margin-right="0in" fo:margin-top="0in" fo:margin-bottom="0.0835in" fo:line-height="200%" fo:text-indent="0.5453in" style:auto-text-indent="false">
        <style:tab-stops>
          <style:tab-stop style:position="0.7091in"/>
          <style:tab-stop style:position="0.9909in"/>
        </style:tab-stops>
      </style:paragraph-properties>
    </style:style>
    <style:style style:name="P13" style:family="paragraph" style:parent-style-name="Heading_20_2">
      <style:paragraph-properties fo:line-height="200%"/>
      <style:text-properties fo:font-size="12pt" style:font-size-asian="12pt" style:font-size-complex="12pt"/>
    </style:style>
    <style:style style:name="P14" style:family="paragraph" style:parent-style-name="Heading_20_2">
      <style:paragraph-properties fo:line-height="200%"/>
      <style:text-properties fo:font-size="12pt" fo:font-weight="normal" style:font-size-asian="12pt" style:font-weight-asian="normal" style:font-size-complex="12pt" style:font-weight-complex="normal"/>
    </style:style>
    <style:style style:name="P15" style:family="paragraph" style:parent-style-name="Heading_20_2">
      <style:paragraph-properties fo:line-height="200%"/>
    </style:style>
    <style:style style:name="P16" style:family="paragraph" style:parent-style-name="Heading_20_2">
      <style:paragraph-properties fo:line-height="200%" fo:text-align="center" style:justify-single-word="false"/>
    </style:style>
    <style:style style:name="P17" style:family="paragraph" style:parent-style-name="Heading_20_2">
      <style:paragraph-properties fo:margin-top="0.1665in" fo:margin-bottom="0.0835in" fo:line-height="200%"/>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letter-spacing="normal"/>
    </style:style>
    <style:style style:name="T5" style:family="text">
      <style:text-properties fo:font-variant="normal" fo:text-transform="none" fo:letter-spacing="normal" fo:font-style="normal" fo:font-weight="normal"/>
    </style:style>
    <style:style style:name="T6"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
      <text:h text:style-name="P16" text:outline-level="2"/>
      <text:h text:style-name="P16" text:outline-level="2">A Knights Tour in Java</text:h>
      <text:p text:style-name="P2"/>
      <text:h text:style-name="P16" text:outline-level="2"><text:span text:style-name="T1">Nicholas Marien</text:span></text:h>
      <text:h text:style-name="P15" text:outline-level="2"><text:span text:style-name="T1"/></text:h>
      <text:h text:style-name="P15" text:outline-level="2"><text:span text:style-name="T1"/></text:h>
      <text:h text:style-name="P15" text:outline-level="2"><text:span text:style-name="T1"/></text:h>
      <text:h text:style-name="P15" text:outline-level="2"/>
      <text:h text:style-name="P15" text:outline-level="2"/>
      <text:h text:style-name="P15" text:outline-level="2"><text:span text:style-name="T1"/></text:h>
      <text:h text:style-name="P15" text:outline-level="2"/>
      <text:h text:style-name="P15" text:outline-level="2"/>
      <text:h text:style-name="P15" text:outline-level="2"/>
      <text:p text:style-name="P1"/>
      <text:p text:style-name="P1"><text:soft-page-break/></text:p>
      <text:h text:style-name="P15" text:outline-level="2">Description:</text:h>
      <text:h text:style-name="P17" text:outline-level="2"><text:tab/><text:tab/><text:span text:style-name="T2">To complete the Knights tour assignment, complex data structures are extremely convenient to use. <text:s text:c="3"/>I implemented multiple stacks, arrays and singly linked lists as well as a custom ADT (abstract data type) and even some built in Java classes. <text:s/>First I began by declaring these stacks of type: Point(built in Java class), LLnode(my abstract data type), and 2d int array. Then I got some input from the user about initial starting positions and number of iterations they wanted to run. <text:s/>My custom LLnode class has nearly all private member variables and has getters and setters to access this information. <text:s/>I wasn't sure if this was required or not but I believe it is always best practice to go with private over public as much as possible. <text:s/>I also implemented some pretty cool syntax highlighting to increase the visual appeal and help demonstrate what the knight was doing and how he was moving across the board. <text:s/>In the second half of moves the syntax highlighting is also a good indicator of how the knight utilizes the stack when it gets trapped in a location. <text:s text:c="2"/>It will then display a message to the screen rather briefly showing that is trapped. <text:s/>Them with the syntax highlighting you can see as the knight moves back the correct number of places to finish complete the tour. <text:s/>This was an excellent assignment, full of challenges and I am certainly happy to have gotten the opportunity to work on something like this.</text:span></text:h>
      <text:p text:style-name="P1"/>
      <text:p text:style-name="P1"><text:span text:style-name="T1"/></text:p>
      <text:p text:style-name="P1"><text:span text:style-name="T1"/></text:p>
      <text:p text:style-name="P7"><text:soft-page-break/></text:p>
      <text:p text:style-name="P7">First Half Algorithm:</text:p>
      <text:p text:style-name="P1"><text:span text:style-name="T1"/></text:p>
      <text:p text:style-name="P1"><text:span text:style-name="T1"><text:tab/>Implementing </text:span><text:span text:style-name="T3">Warnsdo</text:span><text:span text:style-name="T5">rff's rule the algorithm used for the first half was relatively straight forward and remains an intuitive task. <text:s/>The process involved writing the following methods:</text:span></text:p>
      <text:p text:style-name="P1"/>
      <text:list xml:id="list1676894476689956579" text:style-name="L3">
        <text:list-item>
          <text:list>
            <text:list-item>
              <text:list>
                <text:list-item>
                  <text:p text:style-name="P9"><text:span text:style-name="T5">Find out if a position on the board can be moved to or not</text:span></text:p>
                  <text:p text:style-name="P10"><text:span text:style-name="T5"/></text:p>
                </text:list-item>
              </text:list>
            </text:list-item>
          </text:list>
        </text:list-item>
      </text:list>
      <text:p text:style-name="P1"><text:span text:style-name="T5"><text:tab/><text:tab/>Given a single point on the board, will it have any remaining moves if moved to. <text:s/>To <text:tab/><text:tab/><text:tab/>check for this I check each one of the move conditions with respect to the board <text:tab/><text:tab/><text:tab/><text:tab/>parameters. <text:s/>If any of these conditions return true then increment a counter. <text:s/>Then <text:tab/><text:tab/><text:tab/>simply check to see if this value is greater than zero.</text:span></text:p>
      <text:p text:style-name="P1"><text:span text:style-name="T5"/></text:p>
      <text:p text:style-name="P1"><text:span text:style-name="T5"><text:tab/>2.<text:tab/>Find out the number of moves remaining from a single location</text:span></text:p>
      <text:list xml:id="list6861233837348598536" text:style-name="L2">
        <text:list-item>
          <text:list>
            <text:list-item>
              <text:list>
                <text:list-header>
                  <text:p text:style-name="P3"><text:span text:style-name="T5"/></text:p>
                </text:list-header>
              </text:list>
            </text:list-item>
          </text:list>
        </text:list-item>
      </text:list>
      <text:list xml:id="list3183750189325931793" text:style-name="L1">
        <text:list-item>
          <text:list>
            <text:list-item>
              <text:list>
                <text:list-header>
                  <text:p text:style-name="P4"><text:span text:style-name="T5">Given a Point object on the board, detect the number of possible moves that the night can make. <text:s/>Also taking into account the parameters of the board as well as, weather or not a position has been previous occupied or not. <text:s/>Check all eight possible moves and increment a counter each time all of the boolean conditions evaluate to true. Then return this value.</text:span></text:p>
                </text:list-header>
              </text:list>
            </text:list-item>
          </text:list>
        </text:list-item>
      </text:list>
      <text:p text:style-name="P1"><text:span text:style-name="T5"/></text:p>
      <text:p text:style-name="P11"><text:soft-page-break/><text:span text:style-name="T5"/></text:p>
      <text:p text:style-name="P12"><text:span text:style-name="T5">3. <text:s/><text:tab/>Find out the number of moves available from each of of the potential squares possible to <text:tab/><text:tab/>move to.</text:span></text:p>
      <text:p text:style-name="P12"><text:span text:style-name="T5"/></text:p>
      <text:p text:style-name="P1"><text:span text:style-name="T3"><text:tab/><text:tab/>Using the equations listed above. <text:s/>All I have to do is instead of incrementing a counter, <text:tab/><text:tab/><text:tab/>is to increment an array element for each condition. <text:s/>One condition for each of the eight <text:tab/><text:tab/><text:tab/>maximum available moves that a knight can make. <text:s/>Then return this array of 8 elements. <text:s/></text:span></text:p>
      <text:p text:style-name="P1"><text:span text:style-name="T3"/></text:p>
      <text:p text:style-name="P1"><text:span text:style-name="T3"><text:tab/> <text:s/>4.<text:tab/>Process this returned array, by finding the lowest non zero value.</text:span></text:p>
      <text:p text:style-name="P1"><text:span text:style-name="T3"/></text:p>
      <text:p text:style-name="P1"><text:span text:style-name="T3"><text:tab/><text:tab/>This process began by adding 10 to the value of each element in the array that was a <text:tab/><text:tab/><text:tab/>zero. <text:s/>After this it was a simple process to access the lowest element.</text:span></text:p>
      <text:p text:style-name="P1"><text:span text:style-name="T3"/></text:p>
      <text:p text:style-name="P1"><text:span text:style-name="T3"><text:tab/>5.<text:tab/>Determine the move to make</text:span></text:p>
      <text:p text:style-name="P1"><text:tab/></text:p>
      <text:p text:style-name="P1"><text:tab/><text:tab/>From utilizing the above mentioned equations, we can excute <text:span text:style-name="T5">Warnsdorff</text:span><text:span text:style-name="T4">’</text:span><text:span text:style-name="T5">s rule quite <text:tab/><text:tab/><text:tab/>simply. <text:s/>The process of doing so is exactly as most people may have guessed it to be. <text:s/><text:tab/><text:tab/><text:tab/>The objective is to get your knight to the squares that seem to have the least number of <text:tab/><text:tab/><text:tab/>available moves remaining for them to make. <text:s/>Although doing this with a computer <text:tab/><text:tab/><text:tab/>program leaves no room for error and this can be done exactly. <text:s/>With the five methods <text:tab/><text:tab/><text:tab/>listed above the process is as follows. <text:s/></text:span></text:p>
      <text:p text:style-name="P1"/>
      <text:p text:style-name="P1"><text:soft-page-break/><text:tab/></text:p>
      <text:p text:style-name="P1"><text:tab/>Identify the location of the night. <text:s/>Use these coordinated to evaluate all 8 of the different types of moves. <text:s/>Determine which places are available and remaining to be moved to. <text:s/>Then Identify if those locations have available moves remaining once moved to. <text:s/>Calculate the number of moves remaining each one of those have and store them all to an array. <text:s/>Find the index of the element in the array which is the lowest non zero value. <text:s/>Use this index to make the appropriate move and repeat the process.</text:p>
      <text:p text:style-name="P1"/>
      <text:p text:style-name="P2"/>
      <text:p text:style-name="P2"><text:s/></text:p>
      <text:p text:style-name="P2"><text:span text:style-name="T6">Part 2 <text:s/>The last Thirty Two</text:span></text:p>
      <text:p text:style-name="P2"><text:span text:style-name="T6"/></text:p>
      <text:p text:style-name="P5"><text:span text:style-name="T6"><text:tab/>The remaining thirty were not so intuitive to develop a manner of completing the task. <text:s/>In the end I accomplished this goal by the use of Stacks, singly linked lists and arrays. <text:s/>The following methods describe the process </text:span></text:p>
      <text:p text:style-name="P2"><text:span text:style-name="T6"/></text:p>
      <text:list xml:id="list8834836332061811349" text:style-name="L5">
        <text:list-item>
          <text:p text:style-name="P6"><text:span text:style-name="T6">Move to the next location available in a clock wise manner</text:span></text:p>
        </text:list-item>
        <text:list-item>
          <text:p text:style-name="P6"><text:span text:style-name="T6">Continue this style of movement till no moves remain.</text:span></text:p>
        </text:list-item>
        <text:list-item>
          <text:p text:style-name="P6"><text:span text:style-name="T6">Then utilize the stack to go back and try the same method of moving</text:span></text:p>
        </text:list-item>
        <text:list-item>
          <text:p text:style-name="P6"><text:span text:style-name="T6">Continue this process of going back and forth until the correct minimum number of moves had been made.</text:span></text:p>
        </text:list-item>
      </text:list>
      <text:p text:style-name="P5"><text:span text:style-name="T6"/></text:p>
      <text:p text:style-name="P5"><text:span text:style-name="T6"/></text:p>
      <text:p text:style-name="P5"><text:soft-page-break/><text:span text:style-name="T6"><text:tab/></text:span></text:p>
      <text:p text:style-name="P5"><text:span text:style-name="T6"><text:tab/>To explain this process, how I checked for available locations must be known. <text:s/>I set all of the individual 8x8 2d array elements to the value negative one. <text:s/>Then as I moved the horse to each location on the board I would replace that negative one value with the values of a counter. <text:s/>Two reasons for this, the first of course is that we were required to label the board in this manner for clarity of results. <text:s/>The second reason is so I could evaluate the number as negative or not. <text:s/>Adding the order in which the locations are marked zero through sixty three puts a positive number in each location that has been visited. <text:s/>Therefore all unvisited squares have a negative private value which my getters could get.</text:span></text:p>
      <text:p text:style-name="P5"><text:span text:style-name="T6"/></text:p>
      <text:p text:style-name="P5"><text:span text:style-name="T6"><text:tab/>This process of completing the same type of moves, while moves are available was the challenge, as we were supposed to turn the heuristics off for the second half. <text:s/>So to do this I implemented to functions called fake_Mark and un_Mark. <text:s/>Each time a knight would get stuck at a location, I would move him back to the position the knight had came from, by means of the stack. <text:s/>However, then this location must be marked. <text:s/>So I changed the value of one of the data objects stored at this location node when it occurred. <text:s/>Then I would have the knight make his next move. <text:s/>Following this move I would then un mark the location and let the knight continue to make his moves. Without the use of heuristics the night would be forever going back and forth between the last two moves. <text:s/>The mark and unmark is how I got around thi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holas marien</meta:initial-creator>
    <meta:creation-date>2020-02-21T20:56:43</meta:creation-date>
    <meta:document-statistic meta:table-count="0" meta:image-count="0" meta:object-count="0" meta:page-count="6" meta:paragraph-count="29" meta:word-count="1098" meta:character-count="6192"/>
    <dc:date>2020-02-21T22:52:50</dc:date>
    <dc:creator>nicholas marien</dc:creator>
    <meta:editing-duration>PT28S</meta:editing-duration>
    <meta:editing-cycles>1</meta:editing-cycles>
    <meta:generator>OpenOffice/4.1.7$Unix OpenOffice.org_project/417m1$Build-9800</meta:generator>
  </office:meta>
</office:document-meta>
</file>